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212370736265486" calcext:value-type="float">
            <text:p>0.0212370736</text:p>
          </table:table-cell>
          <table:table-cell table:formula="of:=[.B9]-[.B2]" office:value-type="float" office:value="-0.0072423592457552" calcext:value-type="float">
            <text:p>-0.0072423592</text:p>
          </table:table-cell>
          <table:table-cell office:value-type="float" office:value="-0.00793363226898672" calcext:value-type="float">
            <text:p>-0.0079336323</text:p>
          </table:table-cell>
          <table:table-cell table:formula="of:=ABS([.D2]/[.B2])" office:value-type="float" office:value="0.373574646323627" calcext:value-type="float">
            <text:p>0.3735746463</text:p>
          </table:table-cell>
          <table:table-cell table:formula="of:=ABS(([.D2]-[.C2])/[.C2])" office:value-type="float" office:value="0.0954485962066404" calcext:value-type="float">
            <text:p>0.095448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240923541683579" calcext:value-type="float">
            <text:p>0.0240923542</text:p>
          </table:table-cell>
          <table:table-cell table:formula="of:=[.B9]-[.B3]" office:value-type="float" office:value="-0.0100976397875645" calcext:value-type="float">
            <text:p>-0.0100976398</text:p>
          </table:table-cell>
          <table:table-cell office:value-type="float" office:value="-0.0117088316496771" calcext:value-type="float">
            <text:p>-0.0117088316</text:p>
          </table:table-cell>
          <table:table-cell table:formula="of:=ABS([.D3]/[.B3])" office:value-type="float" office:value="0.485997821875582" calcext:value-type="float">
            <text:p>0.4859978219</text:p>
          </table:table-cell>
          <table:table-cell table:formula="of:=ABS(([.D3]-[.C3])/[.C3])" office:value-type="float" office:value="0.159561233714906" calcext:value-type="float">
            <text:p>0.15956123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204852273911273" calcext:value-type="float">
            <text:p>0.0204852274</text:p>
          </table:table-cell>
          <table:table-cell table:formula="of:=[.B9]-[.B4]" office:value-type="float" office:value="-0.00649051301033386" calcext:value-type="float">
            <text:p>-0.006490513</text:p>
          </table:table-cell>
          <table:table-cell table:style-name="ce2" office:value-type="float" office:value="-0.00697058616977146" calcext:value-type="float">
            <text:p>-0.0069705862</text:p>
          </table:table-cell>
          <table:table-cell table:formula="of:=ABS([.D4]/[.B4])" office:value-type="float" office:value="0.340273800074615" calcext:value-type="float">
            <text:p>0.3402738001</text:p>
          </table:table-cell>
          <table:table-cell table:formula="of:=ABS(([.D4]-[.C4])/[.C4])" office:value-type="float" office:value="0.0739653643207022" calcext:value-type="float">
            <text:p>0.073965364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175003954718482" calcext:value-type="float">
            <text:p>0.0175003955</text:p>
          </table:table-cell>
          <table:table-cell table:formula="of:=[.B9]-[.B5]" office:value-type="float" office:value="-0.00350568109105476" calcext:value-type="float">
            <text:p>-0.0035056811</text:p>
          </table:table-cell>
          <table:table-cell table:style-name="ce3" office:value-type="float" office:value="-0.00366531649314738" calcext:value-type="float">
            <text:p>-3.67E-003</text:p>
          </table:table-cell>
          <table:table-cell table:formula="of:=ABS([.D5]/[.B5])" office:value-type="float" office:value="0.209441923700727" calcext:value-type="float">
            <text:p>0.2094419237</text:p>
          </table:table-cell>
          <table:table-cell table:formula="of:=ABS(([.D5]-[.C5])/[.C5])" office:value-type="float" office:value="0.0455362019380349" calcext:value-type="float">
            <text:p>0.04553620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16067452673749" calcext:value-type="float">
            <text:p>0.0160674527</text:p>
          </table:table-cell>
          <table:table-cell table:formula="of:=[.B9]-[.B6]" office:value-type="float" office:value="-0.00207273829295561" calcext:value-type="float">
            <text:p>-0.0020727383</text:p>
          </table:table-cell>
          <table:table-cell table:style-name="ce3" office:value-type="float" office:value="-0.00211033056969695" calcext:value-type="float">
            <text:p>-2.11E-003</text:p>
          </table:table-cell>
          <table:table-cell table:formula="of:=ABS([.D6]/[.B6])" office:value-type="float" office:value="0.131341950248579" calcext:value-type="float">
            <text:p>0.1313419502</text:p>
          </table:table-cell>
          <table:table-cell table:formula="of:=ABS(([.D6]-[.C6])/[.C6])" office:value-type="float" office:value="0.0181365283157526" calcext:value-type="float">
            <text:p>0.018136528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148667456855073" calcext:value-type="float">
            <text:p>0.0148667457</text:p>
          </table:table-cell>
          <table:table-cell table:formula="of:=[.B9]-[.B7]" office:value-type="float" office:value="-0.000872031304713944" calcext:value-type="float">
            <text:p>-0.0008720313</text:p>
          </table:table-cell>
          <table:table-cell table:style-name="ce3" office:value-type="float" office:value="-0.000877410163197742" calcext:value-type="float">
            <text:p>-8.77E-004</text:p>
          </table:table-cell>
          <table:table-cell table:formula="of:=ABS([.D7]/[.B7])" office:value-type="float" office:value="0.0590183071506412" calcext:value-type="float">
            <text:p>0.0590183072</text:p>
          </table:table-cell>
          <table:table-cell table:formula="of:=ABS(([.D7]-[.C7])/[.C7])" office:value-type="float" office:value="0.00616819425486406" calcext:value-type="float">
            <text:p>0.006168194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140716404652073" calcext:value-type="float">
            <text:p>0.0140716405</text:p>
          </table:table-cell>
          <table:table-cell table:formula="of:=[.B9]-[.B8]" office:value-type="float" office:value="-0.000076926084413868" calcext:value-type="float">
            <text:p>-7.6926084413868E-005</text:p>
          </table:table-cell>
          <table:table-cell table:style-name="ce3" office:value-type="float" office:value="-0.0000769372228114854" calcext:value-type="float">
            <text:p>-7.69E-005</text:p>
          </table:table-cell>
          <table:table-cell table:formula="of:=ABS([.D8]/[.B8])" office:value-type="float" office:value="0.00546753756263998" calcext:value-type="float">
            <text:p>0.0054675376</text:p>
          </table:table-cell>
          <table:table-cell table:formula="of:=ABS(([.D8]-[.C8])/[.C8])" office:value-type="float" office:value="0.000144793507979783" calcext:value-type="float">
            <text:p>0.000144793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139947143807934" calcext:value-type="float">
            <text:p>0.01399471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3:25:10.67596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6:51.438006392</meta:creation-date>
    <dc:date>2015-03-05T13:37:26.958916216</dc:date>
    <meta:editing-duration>PT1M49S</meta:editing-duration>
    <meta:editing-cycles>4</meta:editing-cycles>
    <meta:generator>LibreOffice/4.2.7.2$Linux_X86_64 LibreOffice_project/420m0$Build-2</meta:generator>
    <meta:document-statistic meta:table-count="1" meta:cell-count="57" meta:object-count="0"/>
  </office:meta>
</office:document-meta>
</file>